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/>
    </style:style>
    <style:style style:name="P2" style:family="paragraph" style:parent-style-name="Standard">
      <style:text-properties style:font-name="Arial1" fo:font-size="10pt" fo:font-weight="bold" style:font-weight-asian="bold" style:font-weight-complex="bold"/>
    </style:style>
    <style:style style:name="P3" style:family="paragraph" style:parent-style-name="Standard">
      <style:text-properties style:font-name="Arial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rrent values of Assignment type Flag in different tables.</text:p>
      <text:p text:style-name="P1"/>
      <text:p text:style-name="P2">WorkListTable</text:p>
      <text:p text:style-name="Standard"> </text:p>
      <text:p text:style-name="P1">Indicates whether the workitem was refered - E,distributed - R,Hold - H,F- Reassign,S - System</text:p>
      <text:p text:style-name="Standard"> </text:p>
      <text:p text:style-name="P2">WorkInProcessTable</text:p>
      <text:p text:style-name="Standard"> </text:p>
      <text:p text:style-name="P1">Indicates whether the workitem was refered - E,distributed - R,Hold - H,S -System Assignment,F - Reassigned Workitem</text:p>
      <text:p text:style-name="Standard"> </text:p>
      <text:p text:style-name="P2">WorkDoneTable</text:p>
      <text:p text:style-name="Standard"> </text:p>
      <text:p text:style-name="P1">Indicates whether the workitem was Distributed/Work Exit - R,D - Adhoc Routing,Y - Normal Routing,X - Expiry</text:p>
      <text:p text:style-name="Standard"> </text:p>
      <text:p text:style-name="P2">PendingWorkListTable</text:p>
      <text:p text:style-name="Standard"> </text:p>
      <text:p text:style-name="P1">Indicates whether the workitem was refered - E,distributed/Work Exit - R,Hold - H,X - Expiry,D- Ad Hoc Routing</text:p>
      <text:p text:style-name="Standard"> </text:p>
      <text:p text:style-name="P2">WorkWithPSTable</text:p>
      <text:p text:style-name="Standard"> </text:p>
      <text:p text:style-name="P1">Indicates whether the workitem was Y - Ready to rou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0:31:58.90</meta:creation-date>
    <dc:date>2013-12-03T10:35:34.51</dc:date>
    <meta:editing-duration>PT3M36S</meta:editing-duration>
    <meta:editing-cycles>4</meta:editing-cycles>
    <meta:generator>OpenOffice.org/3.4$Win32 OpenOffice.org_project/340m1$Build-9590</meta:generator>
    <meta:document-statistic meta:table-count="0" meta:image-count="0" meta:object-count="0" meta:page-count="1" meta:paragraph-count="20" meta:word-count="91" meta:character-count="628"/>
  </office:meta>
</office:document-meta>
</file>